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15a0" officeooo:paragraph-rsid="001915a0"/>
    </style:style>
    <style:style style:name="P2" style:family="paragraph" style:parent-style-name="Standard">
      <style:text-properties officeooo:rsid="001915a0" officeooo:paragraph-rsid="001915a0"/>
    </style:style>
    <style:style style:name="P3" style:family="paragraph" style:parent-style-name="Standard">
      <style:text-properties officeooo:rsid="001c2c82" officeooo:paragraph-rsid="001c2c82"/>
    </style:style>
    <style:style style:name="T1" style:family="text">
      <style:text-properties officeooo:rsid="001b86de"/>
    </style:style>
    <style:style style:name="T2" style:family="text">
      <style:text-properties officeooo:rsid="001c2c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<text:span text:style-name="T1">2.</text:span><text:span text:style-name="T2">1</text:span></text:p>
      <text:p text:style-name="P3"/>
      <text:p text:style-name="P3">CREATE TABLE campanero (</text:p>
      <text:p text:style-name="P3">dni CHAR(9),</text:p>
      <text:p text:style-name="P3">nombre VARCHAR(15) NOTNULL,</text:p>
      <text:p text:style-name="P3">apellidos VARCHAR(30) NOTNULL,</text:p>
      <text:p text:style-name="P3">fecha_nac DATE,</text:p>
      <text:p text:style-name="P3">sustituido_por CHAR(9),</text:p>
      <text:p text:style-name="P3">fecha_sustitucion DATE,</text:p>
      <text:p text:style-name="P3">CONSTRAINT ca_dni_pk PRIMARY KEY(dni),</text:p>
      <text:p text:style-name="P3">CONSTRAINT ca_sus_fk FOREIGN KEY(sustituido_por) REFERENCES campanero(dni)</text:p>
      <text:p text:style-name="P3">);</text:p>
      <text:p text:style-name="P3"/>
      <text:p text:style-name="P3">********************************************</text:p>
      <text:p text:style-name="P3"/>
      <text:p text:style-name="P3">CREATE TABLE campanario (</text:p>
      <text:p text:style-name="P3">identificador VARCHAR(10),</text:p>
      <text:p text:style-name="P3">nombre VARCHAR(15),</text:p>
      <text:p text:style-name="P3">coordenadas_campanario VARCHAR(15) NOTNULL,</text:p>
      <text:p text:style-name="P3">CONSTRAINT ca_id_no_pk PRIMARY KEY(identificador, nombre),</text:p>
      <text:p text:style-name="P3">CONSTRAINT ca_co_uk UNIQUE KEY(coordenadas_campanario)</text:p>
      <text:p text:style-name="P3">);</text:p>
      <text:p text:style-name="P3"/>
      <text:p text:style-name="P3">*num_campanas se calcula viendo cuantas veces se repite identificador en campana. </text:p>
      <text:p text:style-name="P3"/>
      <text:p text:style-name="P3">********************************************</text:p>
      <text:p text:style-name="P3"/>
      <text:p text:style-name="P3">CREATE TABLE campana (</text:p>
      <text:p text:style-name="P3">numero INTEGER,</text:p>
      <text:p text:style-name="P3">identificador VARCHAR(10),</text:p>
      <text:p text:style-name="P3">operativa CHAR(2),</text:p>
      <text:p text:style-name="P3">CONSTRAINT ca_nu_id_pk PRIMARY KEY(numero, identificador),</text:p>
      <text:p text:style-name="P3">CONSTRAINT ca_id_fk FOREIGN KEY(identificador) REFERENCES campanario(identificador),</text:p>
      <text:p text:style-name="P3">CONSTRAINT ca_op_ch CHECK(operativa IN (‘si’,’no’)</text:p>
      <text:p text:style-name="P3">);</text:p>
      <text:p text:style-name="P3"/>
      <text:p text:style-name="P3">********************************************</text:p>
      <text:p text:style-name="P3"/>
      <text:p text:style-name="P3">CREATE TABLE repliques (</text:p>
      <text:p text:style-name="P3">n_repliques INTEGER,</text:p>
      <text:p text:style-name="P3">numero INTEGER,</text:p>
      <text:p text:style-name="P3">CONSTRAINT re_n_nu_pk PRIMARY KEY(n_repliques, numero),</text:p>
      <text:p text:style-name="P3">CONSTRAINT re_nu_fk FOREIGN KEY(numero) REFERENCES campana(numero),</text:p>
      <text:p text:style-name="P3">);</text:p>
      <text:p text:style-name="P3"/>
      <text:p text:style-name="P3"/>
      <text:p text:style-name="P3"/>
      <text:p text:style-name="P3"/>
      <text:p text:style-name="P3"/>
      <text:p text:style-name="P3"><text:soft-page-break/>********************************************</text:p>
      <text:p text:style-name="P3"/>
      <text:p text:style-name="P3">CREATE TABLE numero_campana (</text:p>
      <text:p text:style-name="P3">numero INTEGER,</text:p>
      <text:p text:style-name="P3">fecha_fab DATE,</text:p>
      <text:p text:style-name="P3">peso INTEGUER,</text:p>
      <text:p text:style-name="P3">CONSTRAINT re_n_nu_pk PRIMARY KEY(numero),</text:p>
      <text:p text:style-name="P3">CONSTRAINT re_nu_fk FOREIGN KEY(numero) REFERENCES campana(numero),</text:p>
      <text:p text:style-name="P3">);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15a0" officeooo:paragraph-rsid="001915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e Manuel Moreno Bolivar<text:tab/><text:tab/>52659570N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8T15:46:31.437000000</meta:creation-date>
    <dc:date>2023-01-18T16:52:15.082000000</dc:date>
    <meta:editing-duration>PT22M47S</meta:editing-duration>
    <meta:editing-cycles>4</meta:editing-cycles>
    <meta:generator>LibreOffice/7.4.2.3$Windows_X86_64 LibreOffice_project/382eef1f22670f7f4118c8c2dd222ec7ad009daf</meta:generator>
    <meta:document-statistic meta:table-count="0" meta:image-count="0" meta:object-count="0" meta:page-count="2" meta:paragraph-count="45" meta:word-count="140" meta:character-count="1446" meta:non-whitespace-character-count="1348"/>
  </office:meta>
</office:document-meta>
</file>